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2C5FCF9CC4.png"/>
  <manifest:file-entry manifest:media-type="image/png" manifest:full-path="Pictures/10000000000001F1000000BE49560CA7.png"/>
  <manifest:file-entry manifest:media-type="image/png" manifest:full-path="Pictures/10000000000001E000000140C3000C0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1" draw:layer="layout" svg:width="3.808cm" svg:height="2.539cm" svg:x="5.651cm" svg:y="9.761cm">
            <draw:image xlink:href="Pictures/10000000000001E000000140C3000C0C.png" xlink:type="simple" xlink:show="embed" xlink:actuate="onLoad">
              <text:p/>
            </draw:image>
          </draw:frame>
          <draw:frame draw:style-name="gr1" draw:text-style-name="P1" draw:layer="layout" svg:width="3.808cm" svg:height="2.539cm" svg:x="4.805cm" svg:y="8.915cm">
            <draw:image xlink:href="Pictures/10000000000001E000000140C3000C0C.png" xlink:type="simple" xlink:show="embed" xlink:actuate="onLoad">
              <text:p/>
            </draw:image>
          </draw:frame>
          <draw:frame draw:style-name="gr1" draw:text-style-name="P1" draw:layer="layout" svg:width="3.808cm" svg:height="2.538cm" svg:x="3.959cm" svg:y="8.069cm">
            <draw:image xlink:href="Pictures/10000000000001E000000140C3000C0C.png" xlink:type="simple" xlink:show="embed" xlink:actuate="onLoad">
              <text:p/>
            </draw:image>
          </draw:frame>
        </draw:g>
        <draw:frame draw:style-name="gr1" draw:text-style-name="P1" draw:layer="layout" svg:width="7.149cm" svg:height="2.733cm" svg:x="3.135cm" svg:y="3.5cm">
          <draw:image xlink:href="Pictures/10000000000001F1000000BE49560CA7.png" xlink:type="simple" xlink:show="embed" xlink:actuate="onLoad">
            <text:p/>
          </draw:image>
        </draw:frame>
        <draw:frame draw:style-name="gr1" draw:text-style-name="P1" draw:layer="layout" svg:width="10.582cm" svg:height="7.937cm" svg:x="1.418cm" svg:y="14.063cm">
          <draw:image xlink:href="Pictures/10000000000001900000012C5FCF9CC4.png" xlink:type="simple" xlink:show="embed" xlink:actuate="onLoad">
            <text:p/>
          </draw:image>
        </draw:frame>
        <draw:custom-shape draw:style-name="gr2" draw:text-style-name="P1" draw:layer="layout" svg:width="0.5cm" svg:height="1.5cm" svg:x="6.459cm" svg:y="6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5cm" svg:height="1.5cm" svg:x="6.459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2" draw:layer="layout" svg:width="5cm" svg:height="0.75cm" svg:x="10.6cm" svg:y="4.7cm">
          <draw:text-box>
            <text:p text:style-name="P2"><text:span text:style-name="T1">Tecnología</text:span></text:p>
          </draw:text-box>
        </draw:frame>
        <draw:frame draw:style-name="gr3" draw:text-style-name="P3" draw:layer="layout" svg:width="5cm" svg:height="1.199cm" svg:x="10.6cm" svg:y="9.437cm">
          <draw:text-box>
            <text:p text:style-name="P3"><text:span text:style-name="T1">Desarrollo de</text:span></text:p>
            <text:p text:style-name="P3"><text:span text:style-name="T1">juegos</text:span></text:p>
          </draw:text-box>
        </draw:frame>
        <draw:frame draw:style-name="gr3" draw:text-style-name="P4" draw:layer="layout" svg:width="6cm" svg:height="0.75cm" svg:x="12.5cm" svg:y="16.537cm">
          <draw:text-box>
            <text:p text:style-name="P4"><text:span text:style-name="T2">Responsive desig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3-10-31T13:11:08.32</meta:creation-date>
    <dc:date>2013-10-31T13:47:48.33</dc:date>
    <dc:creator>Manuel Navarro Pérez</dc:creator>
    <meta:editing-duration>PT21M29S</meta:editing-duration>
    <meta:editing-cycles>2</meta:editing-cycles>
    <meta:generator>OpenOffice.org/3.3$Win32 OpenOffice.org_project/330m20$Build-9567</meta:generator>
    <meta:document-statistic meta:object-count="11"/>
  </office:meta>
</office:document-meta>
</file>